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457cm" draw:marker-end-width="0.457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457cm" draw:marker-end="Arrow" draw:marker-end-width="0.457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457cm" draw:marker-end-width="0.457cm" draw:fill="none" draw:fill-color="#ffffff" draw:textarea-horizontal-align="left" draw:auto-grow-height="true" draw:auto-grow-width="true" fo:min-height="1.669cm" fo:min-width="3.524cm"/>
    </style:style>
    <style:style style:name="gr5" style:family="graphic" style:parent-style-name="standard">
      <style:graphic-properties draw:stroke="none" svg:stroke-width="0.051cm" svg:stroke-color="#000000" draw:marker-start-width="0.457cm" draw:marker-end-width="0.457cm" draw:fill="none" draw:fill-color="#ffffff" draw:textarea-horizontal-align="left" draw:auto-grow-height="true" draw:auto-grow-width="true" fo:min-height="1.669cm" fo:min-width="3.994cm"/>
    </style:style>
    <style:style style:name="gr6" style:family="graphic" style:parent-style-name="standard">
      <style:graphic-properties draw:stroke="none" svg:stroke-width="0.051cm" svg:stroke-color="#000000" draw:marker-start-width="0.457cm" draw:marker-end-width="0.457cm" draw:fill="none" draw:fill-color="#ffffff" draw:textarea-horizontal-align="left" draw:auto-grow-height="true" draw:auto-grow-width="true" fo:min-height="1.669cm" fo:min-width="3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3.41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e6"/>
      <style:paragraph-properties fo:margin-left="0cm" fo:margin-right="0cm" fo:text-align="center" fo:text-indent="0cm"/>
      <style:text-properties fo:color="#b3b3b3" style:font-name="Arial2" fo:font-size="24pt" style:font-size-asian="24pt" style:font-size-complex="24pt"/>
    </style:style>
    <style:style style:name="P3" style:family="paragraph">
      <loext:graphic-properties draw:fill="solid" draw:fill-color="#ffffcc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e6e6e6"/>
      <style:paragraph-properties fo:margin-left="0cm" fo:margin-right="0cm" fo:text-indent="0cm"/>
      <style:text-properties fo:color="#b3b3b3" style:font-name="Arial2" fo:font-size="24pt" style:font-size-asian="24pt" style:font-size-complex="24pt"/>
    </style:style>
    <style:style style:name="P6" style:family="paragraph">
      <style:text-properties style:font-name="Arial2" fo:font-size="24pt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color="#b3b3b3" style:font-name="Arial2" fo:font-size="24pt" style:font-size-asian="24pt" style:font-size-complex="24pt"/>
    </style:style>
    <style:style style:name="T2" style:family="text">
      <style:text-properties style:font-name="Arial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999cm" svg:height="2.567cm" svg:x="0.075cm" svg:y="0.088cm">
          <text:p text:style-name="P1"><text:span text:style-name="T1">(Uniform)</text:span></text:p>
          <text:p text:style-name="P1"><text:span text:style-name="T1">Reliable Broadcast</text:span></text:p>
        </draw:rect>
        <draw:rect draw:style-name="gr1" draw:text-style-name="P2" xml:id="id3" draw:id="id3" draw:layer="layout" svg:width="9.999cm" svg:height="2.567cm" svg:x="0.075cm" svg:y="5.589cm">
          <text:p text:style-name="P1"><text:span text:style-name="T1">(Uniform)</text:span></text:p>
          <text:p text:style-name="P1"><text:span text:style-name="T1">FIFO Broadcast</text:span></text:p>
        </draw:rect>
        <draw:rect draw:style-name="gr1" draw:text-style-name="P2" xml:id="id5" draw:id="id5" draw:layer="layout" svg:width="9.999cm" svg:height="2.567cm" svg:x="0.075cm" svg:y="11.19cm">
          <text:p text:style-name="P1"><text:span text:style-name="T1">(Uniform)</text:span></text:p>
          <text:p text:style-name="P1"><text:span text:style-name="T1">Causal Broadcast</text:span></text:p>
        </draw:rect>
        <draw:rect draw:style-name="gr2" draw:text-style-name="P3" xml:id="id2" draw:id="id2" draw:layer="layout" svg:width="9.999cm" svg:height="2.567cm" svg:x="16.206cm" svg:y="0.089cm">
          <text:p text:style-name="P1"><text:span text:style-name="T2">(Uniform)</text:span></text:p>
          <text:p text:style-name="P1"><text:span text:style-name="T2">Atomic Broadcast</text:span></text:p>
        </draw:rect>
        <draw:rect draw:style-name="gr1" draw:text-style-name="P5" xml:id="id4" draw:id="id4" draw:layer="layout" svg:width="9.999cm" svg:height="2.567cm" svg:x="16.206cm" svg:y="5.59cm">
          <text:p text:style-name="P4"><text:span text:style-name="T1">(Uniform) FIFO </text:span></text:p>
          <text:p text:style-name="P4"><text:span text:style-name="T1">Atomic Broadcast</text:span></text:p>
        </draw:rect>
        <draw:rect draw:style-name="gr1" draw:text-style-name="P5" xml:id="id6" draw:id="id6" draw:layer="layout" svg:width="9.999cm" svg:height="2.567cm" svg:x="16.206cm" svg:y="11.191cm">
          <text:p text:style-name="P4"><text:span text:style-name="T1">(Uniform) Causal </text:span></text:p>
          <text:p text:style-name="P4"><text:span text:style-name="T1">Atomic Broadcast</text:span></text:p>
        </draw:rect>
        <draw:connector draw:style-name="gr3" draw:text-style-name="P6" draw:layer="layout" draw:type="line" svg:x1="10.074cm" svg:y1="1.371cm" svg:x2="16.206cm" svg:y2="1.372cm" draw:start-shape="id1" draw:start-glue-point="1" draw:end-shape="id2" draw:end-glue-point="3" svg:d="M10074 1371l6132 1" svg:viewBox="0 0 6133 2">
          <text:p/>
        </draw:connector>
        <draw:connector draw:style-name="gr3" draw:text-style-name="P6" draw:layer="layout" draw:type="line" svg:x1="10.074cm" svg:y1="6.872cm" svg:x2="16.206cm" svg:y2="6.873cm" draw:start-shape="id3" draw:start-glue-point="1" draw:end-shape="id4" draw:end-glue-point="3" svg:d="M10074 6872l6132 1" svg:viewBox="0 0 6133 2">
          <text:p/>
        </draw:connector>
        <draw:connector draw:style-name="gr3" draw:text-style-name="P6" draw:layer="layout" draw:type="line" svg:x1="10.074cm" svg:y1="12.473cm" svg:x2="16.206cm" svg:y2="12.474cm" draw:start-shape="id5" draw:start-glue-point="1" draw:end-shape="id6" draw:end-glue-point="3" svg:d="M10074 12473l6132 1" svg:viewBox="0 0 6133 2">
          <text:p/>
        </draw:connector>
        <draw:connector draw:style-name="gr3" draw:text-style-name="P6" draw:layer="layout" draw:type="line" svg:x1="5.074cm" svg:y1="2.655cm" svg:x2="5.074cm" svg:y2="5.589cm" draw:start-shape="id1" draw:start-glue-point="2" draw:end-shape="id3" draw:end-glue-point="0" svg:d="M5074 2655v2934" svg:viewBox="0 0 1 2935">
          <text:p/>
        </draw:connector>
        <draw:connector draw:style-name="gr3" draw:text-style-name="P6" draw:layer="layout" draw:type="line" svg:x1="5.074cm" svg:y1="8.156cm" svg:x2="5.074cm" svg:y2="11.19cm" draw:start-shape="id3" draw:start-glue-point="2" draw:end-shape="id5" draw:end-glue-point="0" svg:d="M5074 8156v3034" svg:viewBox="0 0 1 3035">
          <text:p/>
        </draw:connector>
        <draw:connector draw:style-name="gr3" draw:text-style-name="P6" draw:layer="layout" draw:type="line" svg:x1="21.205cm" svg:y1="2.656cm" svg:x2="21.205cm" svg:y2="5.59cm" draw:start-shape="id2" draw:start-glue-point="2" draw:end-shape="id4" draw:end-glue-point="0" svg:d="M21205 2656v2934" svg:viewBox="0 0 1 2935">
          <text:p/>
        </draw:connector>
        <draw:connector draw:style-name="gr3" draw:text-style-name="P6" draw:layer="layout" draw:type="line" svg:x1="21.205cm" svg:y1="8.157cm" svg:x2="21.205cm" svg:y2="11.191cm" draw:start-shape="id4" draw:start-glue-point="2" draw:end-shape="id6" draw:end-glue-point="0" svg:d="M21205 8157v3034" svg:viewBox="0 0 1 3035">
          <text:p/>
        </draw:connector>
        <draw:frame draw:style-name="gr4" draw:text-style-name="P7" draw:layer="layout" svg:width="4.024cm" svg:height="1.919cm" svg:x="5.329cm" svg:y="2.793cm">
          <draw:text-box>
            <text:p text:style-name="P4">(Uniform)</text:p>
            <text:p text:style-name="P4">FIFO Order</text:p>
          </draw:text-box>
        </draw:frame>
        <draw:frame draw:style-name="gr5" draw:text-style-name="P7" draw:layer="layout" svg:width="4.494cm" svg:height="1.919cm" svg:x="5.329cm" svg:y="8.494cm">
          <draw:text-box>
            <text:p text:style-name="P4">(Uniform)</text:p>
            <text:p text:style-name="P4">Causal Order</text:p>
          </draw:text-box>
        </draw:frame>
        <draw:frame draw:style-name="gr4" draw:text-style-name="P7" draw:layer="layout" svg:width="4.024cm" svg:height="1.919cm" svg:x="21.429cm" svg:y="2.894cm">
          <draw:text-box>
            <text:p text:style-name="P4">(Uniform)</text:p>
            <text:p text:style-name="P4">FIFO Order</text:p>
          </draw:text-box>
        </draw:frame>
        <draw:frame draw:style-name="gr5" draw:text-style-name="P7" draw:layer="layout" svg:width="4.494cm" svg:height="1.919cm" svg:x="21.43cm" svg:y="8.395cm">
          <draw:text-box>
            <text:p text:style-name="P4">(Uniform)</text:p>
            <text:p text:style-name="P4">Causal Order</text:p>
          </draw:text-box>
        </draw:frame>
        <draw:frame draw:style-name="gr6" draw:text-style-name="P7" draw:layer="layout" svg:width="3.918cm" svg:height="1.919cm" svg:x="11.129cm" svg:y="1.294cm">
          <draw:text-box>
            <text:p text:style-name="P4">(Uniform)</text:p>
            <text:p text:style-name="P4">Total Order</text:p>
          </draw:text-box>
        </draw:frame>
        <draw:frame draw:style-name="gr6" draw:text-style-name="P7" draw:layer="layout" svg:width="3.918cm" svg:height="1.919cm" svg:x="11.13cm" svg:y="6.795cm">
          <draw:text-box>
            <text:p text:style-name="P4">(Uniform)</text:p>
            <text:p text:style-name="P4">Total Order</text:p>
          </draw:text-box>
        </draw:frame>
        <draw:frame draw:style-name="gr7" draw:text-style-name="P8" draw:layer="layout" svg:width="3.918cm" svg:height="1.919cm" svg:x="11.131cm" svg:y="12.396cm">
          <draw:text-box>
            <text:p text:style-name="P4">(Uniform)</text:p>
            <text:p text:style-name="P4">Total Or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09-27T14:54:33</meta:creation-date>
    <dc:date>2016-03-02T10:53:19.195937000</dc:date>
    <meta:editing-duration>PT2M10S</meta:editing-duration>
    <meta:editing-cycles>2</meta:editing-cycles>
    <meta:generator>LibreOffice/5.1.0.3$MacOSX_X86_64 LibreOffice_project/5e3e00a007d9b3b6efb6797a8b8e57b51ab1f737</meta:generator>
    <meta:document-statistic meta:object-count="20"/>
  </office:meta>
</office:document-meta>
</file>